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" calcext:value-type="float">
            <text:p>10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" calcext:value-type="float">
            <text:p>1000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0" calcext:value-type="float">
            <text:p>10000</text:p>
          </table:table-cell>
          <table:table-cell office:value-type="float" office:value="15929" calcext:value-type="float">
            <text:p>15929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43168" calcext:value-type="float">
            <text:p>1143168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596627" calcext:value-type="float">
            <text:p>4596627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149507" calcext:value-type="float">
            <text:p>11149507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89565" calcext:value-type="float">
            <text:p>19189565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209087" calcext:value-type="float">
            <text:p>32209087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un-total-fas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36" calcext:value-type="float">
            <text:p>1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2:20:40.513000000</meta:creation-date>
    <meta:generator>LibreOffice/7.2.4.1$Windows_X86_64 LibreOffice_project/27d75539669ac387bb498e35313b970b7fe9c4f9</meta:generator>
    <dc:date>2021-12-26T01:30:34.993000000</dc:date>
    <meta:editing-duration>PT13H59M31S</meta:editing-duration>
    <meta:editing-cycles>15</meta:editing-cycles>
    <meta:document-statistic meta:table-count="2" meta:cell-count="60" meta:object-count="0"/>
  </office:meta>
</office:document-meta>
</file>